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7.117cm" fo:margin-left="-0.212cm" fo:margin-top="0cm" fo:margin-bottom="0cm" table:align="left" style:writing-mode="lr-tb"/>
    </style:style>
    <style:style style:name="Tabella2.A" style:family="table-column">
      <style:table-column-properties style:column-width="8.692cm"/>
    </style:style>
    <style:style style:name="Tabella2.B" style:family="table-column">
      <style:table-column-properties style:column-width="8.42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7.247cm" fo:margin-left="-0.245cm" fo:margin-top="0cm" fo:margin-bottom="0cm" table:align="left" style:writing-mode="lr-tb"/>
    </style:style>
    <style:style style:name="Tabella3.A" style:family="table-column">
      <style:table-column-properties style:column-width="8.624cm"/>
    </style:style>
    <style:style style:name="Tabella3.B" style:family="table-column">
      <style:table-column-properties style:column-width="8.62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  <style:text-properties style:font-name="Verdana" fo:font-size="8pt" style:font-size-asian="8pt" style:font-name-complex="Verdana1"/>
    </style:style>
    <style:style style:name="P3" style:family="paragraph" style:parent-style-name="Heading_20_4" style:list-style-name="">
      <style:paragraph-properties fo:margin-left="0cm" fo:margin-right="0cm" fo:text-align="justify" style:justify-single-word="false" fo:text-indent="9.502cm" style:auto-text-indent="false"/>
    </style:style>
    <style:style style:name="P4" style:family="paragraph" style:parent-style-name="Text_20_body">
      <style:text-properties style:font-name="Verdana" fo:font-size="9pt" style:font-size-asian="9pt" style:font-name-complex="Verdana1"/>
    </style:style>
    <style:style style:name="P5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6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7" style:family="paragraph" style:parent-style-name="Header">
      <style:paragraph-properties>
        <style:tab-stops/>
      </style:paragraph-properties>
      <style:text-properties style:font-name="Verdana" fo:font-size="8pt" style:font-size-asian="8pt" style:font-name-complex="Verdana1"/>
    </style:style>
    <style:style style:name="P8" style:family="paragraph" style:parent-style-name="Header">
      <style:paragraph-properties fo:text-align="center" style:justify-single-word="false">
        <style:tab-stops/>
      </style:paragraph-properties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12" style:family="paragraph" style:parent-style-name="Heading_20_1" style:list-style-name="WWNum1">
      <style:paragraph-properties fo:text-align="center" style:justify-single-word="false"/>
    </style:style>
    <style:style style:name="P13" style:family="paragraph" style:parent-style-name="Heading_20_7" style:list-style-name="WWNum1">
      <style:paragraph-properties fo:text-align="start" style:justify-single-word="false"/>
      <style:text-properties style:font-name="Verdana" fo:font-size="9pt" style:font-size-asian="9pt" style:font-name-complex="Verdana1"/>
    </style:style>
    <style:style style:name="P14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Verdana" fo:font-size="9pt" style:font-size-asian="9pt" style:font-size-complex="9pt"/>
    </style:style>
    <style:style style:name="P17" style:family="paragraph" style:parent-style-name="Standard">
      <style:text-properties style:font-name="Verdana" fo:font-size="9pt" style:font-size-asian="9pt" style:font-name-complex="Verdana1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1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name-complex="Verdana1" style:font-weight-complex="bold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24" style:family="paragraph" style:parent-style-name="Standard" style:list-style-name="WWNum2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7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28" style:family="paragraph" style:parent-style-name="Standard">
      <style:paragraph-properties fo:margin-left="2.487cm" fo:margin-right="0cm" fo:text-align="justify" style:justify-single-word="false" fo:text-indent="0cm" style:auto-text-indent="false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caption">
      <style:paragraph-properties fo:margin-left="0.751cm" fo:margin-right="0cm" fo:text-indent="-0.751cm" style:auto-text-indent="false"/>
    </style:style>
    <style:style style:name="P31" style:family="paragraph" style:parent-style-name="caption">
      <style:paragraph-properties fo:margin-left="0cm" fo:margin-right="-0.123cm" fo:text-indent="0cm" style:auto-text-indent="false"/>
    </style:style>
    <style:style style:name="T1" style:family="text">
      <style:text-properties style:font-name="Verdana" fo:font-size="9pt" style:text-underline-style="solid" style:text-underline-width="auto" style:text-underline-color="font-color" style:font-size-asian="9pt" style:font-name-complex="Verdana1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1" style:font-weight-complex="bold"/>
    </style:style>
    <style:style style:name="T3" style:family="text">
      <style:text-properties style:font-name="Verdana" fo:font-size="9pt" style:text-underline-style="solid" style:text-underline-width="auto" style:text-underline-color="font-color" style:font-size-asian="9pt" style:font-name-complex="Arial1" style:font-size-complex="9pt"/>
    </style:style>
    <style:style style:name="T4" style:family="text">
      <style:text-properties style:font-name="Verdana" fo:font-size="9pt" style:text-underline-style="solid" style:text-underline-width="auto" style:text-underline-color="font-color" style:font-name-asian="Arial Unicode MS" style:font-size-asian="9pt" style:font-name-complex="Verdana1" style:font-size-complex="9pt"/>
    </style:style>
    <style:style style:name="T5" style:family="text">
      <style:text-properties style:font-name="Verdana" fo:font-size="9pt" style:font-size-asian="9pt" style:font-name-complex="Verdana1"/>
    </style:style>
    <style:style style:name="T6" style:family="text">
      <style:text-properties style:font-name="Verdana" fo:font-size="9pt" style:font-size-asian="9pt" style:font-name-complex="Verdana1" style:font-weight-complex="bold"/>
    </style:style>
    <style:style style:name="T7" style:family="text">
      <style:text-properties style:font-name="Verdana" fo:font-size="9pt" style:font-size-asian="9pt" style:font-name-complex="Verdana1" style:font-size-complex="12pt"/>
    </style:style>
    <style:style style:name="T8" style:family="text">
      <style:text-properties style:font-name="Verdana" fo:font-size="9pt" style:font-size-asian="9pt" style:font-name-complex="Arial1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font-weight="bold" style:font-size-asian="9pt" style:font-weight-asian="bold" style:font-name-complex="Verdana1"/>
    </style:style>
    <style:style style:name="T11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12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3" style:family="text">
      <style:text-properties style:font-name="Verdana" fo:font-size="8pt" style:font-size-asian="8pt" style:font-name-complex="Verdana1"/>
    </style:style>
    <style:style style:name="T14" style:family="text">
      <style:text-properties style:font-name="Verdana" fo:font-size="10pt" style:font-size-asian="10pt" style:font-name-complex="Verdana1"/>
    </style:style>
    <style:style style:name="T15" style:family="text">
      <style:text-properties style:font-name="Tahoma" fo:font-size="9pt" fo:font-weight="bold" style:font-size-asian="9pt" style:font-weight-asian="bold" style:font-name-complex="Tahoma1" style:font-weight-complex="bold"/>
    </style:style>
    <style:style style:name="T16" style:family="text">
      <style:text-properties fo:font-size="8pt" style:font-size-asian="8pt"/>
    </style:style>
    <style:style style:name="T17" style:family="text">
      <style:text-properties fo:font-size="8pt" fo:font-weight="bold" style:font-size-asian="8pt" style:font-weight-asian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Raccomandata A.R.</text:span></text:p>
      <text:list xml:id="list1133072604" text:style-name="WWNum1">
        <text:list-item>
          <text:list>
            <text:list-item>
              <text:list>
                <text:list-item>
                  <text:list>
                    <text:list-item>
                      <text:h text:style-name="P1" text:outline-level="4"><text:span text:style-name="T13">Autorizzazione Paesistico </text:span></text:h>
                    </text:list-item>
                    <text:list-item>
                      <text:h text:style-name="P1" text:outline-level="4"><text:span text:style-name="T13">Ambientale Semplificata</text:span></text:h>
                    </text:list-item>
                    <text:list-item>
                      <text:h text:style-name="P2" text:outline-level="4"/>
                    </text:list-item>
                  </text:list>
                </text:list-item>
              </text:list>
            </text:list-item>
          </text:list>
        </text:list-item>
      </text:list>
      <text:h text:style-name="P3" text:outline-level="4"><text:span text:style-name="T5">[numero] del [data_pratica]</text:span><text:bookmark text:name="_GoBack"/></text:h>
      <text:p text:style-name="Standard"><text:span text:style-name="T4">N. allegati:</text:span></text:p>
      <text:p text:style-name="P27"><text:span text:style-name="T8">Prot. prat. [protocollo] del [data_protocollo]</text:span>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4"><text:span text:style-name="T8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15"><text:span text:style-name="T8">[richiedenti.nominativo;block=tbs:row]</text:span></text:p>
                  <text:p text:style-name="P15"><text:span text:style-name="T8">[richiedenti.indirizzo]</text:span></text:p>
                  <text:p text:style-name="P15"><text:bookmark text:name="__DdeLink__192_1628301876"/><text:span text:style-name="T8">[richiedenti.cap] – [richiedenti.comune] ([richiedenti.prov])</text:span></text:p>
                  <text:p text:style-name="P15"><text:span text:style-name="T3">[richiedenti.pec]</text:span></text:p>
                </table:table-cell>
              </table:table-row>
            </table:table>
            <text:p text:style-name="P16"/>
          </table:table-cell>
        </table:table-row>
        <table:table-row table:style-name="Tabella2.1">
          <table:table-cell table:style-name="Tabella2.A1" office:value-type="string">
            <text:p text:style-name="P14"><text:span text:style-name="T8">c/o</text:span></text:p>
          </table:table-cell>
          <table:table-cell table:style-name="Tabella2.A1" office:value-type="string">
            <text:p text:style-name="P15"><text:span text:style-name="T8">[progettisti.nominativo;block=tbs:row]</text:span></text:p>
            <text:p text:style-name="P15"><text:span text:style-name="T8">[progettisti.indirizzo]</text:span></text:p>
            <text:p text:style-name="P15"><text:span text:style-name="T8">[progettisti.cap] – [progettisti.comune] ([progettisti.prov])</text:span></text:p>
            <text:p text:style-name="P15"><text:span text:style-name="T3">[progettisti.pec]</text:span></text:p>
          </table:table-cell>
        </table:table-row>
      </table:table>
      <text:p text:style-name="P18"/>
      <text:p text:style-name="P22"><text:span text:style-name="T11">Oggetto:</text:span><text:span text:style-name="T5"><text:tab/>Comune di Rapallo</text:span></text:p>
      <text:p text:style-name="P28"><text:span text:style-name="T10">Valutazione sulla conformità e/o compatibilità dell’intervento o dell’opera contenuti nell’istanza di autorizzazione paesaggistica</text:span></text:p>
      <text:p text:style-name="P28"><text:span text:style-name="T15">D.P.R. 31 del 2017 rif. ALLEGATO B</text:span></text:p>
      <text:p text:style-name="P28"><text:span text:style-name="T6">relativa a [oggetto] in [ubicazione]</text:span></text:p>
      <text:p text:style-name="P28"><text:span text:style-name="T2">Richiesta ulteriori documenti e chiarimenti</text:span></text:p>
      <text:list xml:id="list15315416335387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3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9"/>
      <text:p text:style-name="P22"><text:span text:style-name="T5">Visto il D.P.R. 13 febbraio 2017, n. 31 “Regolamento recante individuazione degli interventi esclusi dall’autorizzazione paesaggistica o sottoposti a procedura autorizzatoria semplificata”;</text:span></text:p>
      <text:p text:style-name="P19"/>
      <text:p text:style-name="P22"><text:span text:style-name="T5">Vista l’istanza, corredata di elaborati tecnici, che si allegano, pervenuta in data [data_protocollo], con la quale </text:span><text:span text:style-name="T6">[elenco_richiedenti]</text:span><text:span text:style-name="T10"> </text:span><text:span text:style-name="T5">ha richiesto l’autorizzazione paesaggistica semplificata </text:span><text:span text:style-name="T6">riguardante [oggetto], </text:span><text:span text:style-name="T5">in [ubicazione];</text:span></text:p>
      <text:p text:style-name="P19"/>
      <text:p text:style-name="P22"><text:span text:style-name="T5">Esaminati gli elaborati relativi all’intervento in progetto a firma [elenco_progettisti];</text:span></text:p>
      <text:p text:style-name="P19"/>
      <text:p text:style-name="P22"><text:span text:style-name="T5">Vista la documentazione fotografica relativa all’intervento, allegata al presente provvedimento;</text:span></text:p>
      <text:p text:style-name="P19"/>
      <text:p text:style-name="P22"><text:span text:style-name="T5">Rilevato che l’intervento e/o le opere richieste sono soggetti a procedimento autorizzatorio semplificato di</text:span></text:p>
      <text:p text:style-name="P22"><text:span text:style-name="T5">cui all’art. 3 del D.P.R. 13 febbraio 2017 n. 31, con l’applicazione della procedura prevista dall’art. 11, c. 5,dello stesso decreto, non essendo necessari atti di assenso ulteriori all’autorizzazione paesaggistica semplificata e al titolo abilitativo edilizio;</text:span></text:p>
      <text:p text:style-name="P19"/>
      <text:p text:style-name="P22"><text:span text:style-name="T5">Effettuata la valutazione di cui all’art. 11, c. 3, del D.P.R. n. 31/2017 circa la conformità dell’intervento e/o dell’opera alle prescrizioni d’uso contenute nel provvedimento di vincolo o nel piano paesaggistico, nonché la sua compatibilità con i valori paesaggistici che qualificano il contesto di riferimento;</text:span></text:p>
      <text:p text:style-name="P19"/>
      <text:p text:style-name="P22"><text:span text:style-name="T5">Tutto ciò premesso, <text:s/>per poter dare corso all’istanza di autorizzazione paesaggistica trasmessa, l’interessato dovrà far pervenire </text:span><text:span text:style-name="T11">entro dieci giorni</text:span><text:span text:style-name="T5"> dalla comunicazione del presente atto, <text:s/>i seguenti ulteriori documenti e chiarimenti ritenuti strettamente indispensabili: </text:span></text:p>
      <text:p text:style-name="P19"/>
      <text:list xml:id="list78119833" text:style-name="WWNum2">
        <text:list-item>
          <text:p text:style-name="P24"/>
        </text:list-item>
      </text:list>
      <text:p text:style-name="P23"/>
      <text:p text:style-name="P22"><text:span text:style-name="T5">Il procedimento resta sospeso fino alla scadenza del termine assegnato o alla ricezione della documentazione integrativa richiesta.</text:span></text:p>
      <text:p text:style-name="P22"><text:span text:style-name="T11">Decorso inutilmente il termine assegnato, l’istanza sarà dichiarata improcedibile.</text:span></text:p>
      <text:p text:style-name="P21"/>
      <text:p text:style-name="P22"><text:span text:style-name="T5">Gli atti inerenti il procedimento sono depositati presso il Servizio Ripartizione VII – Gestione del territorio, accessibili da parte di chiunque vi abbia interesse secondo le modalità ed i limiti previsti dalle vigenti norme in materia di accesso ai documenti amministrativi.</text:span></text:p>
      <text:p text:style-name="P4"/>
      <text:p text:style-name="P22"><text:span text:style-name="T5">Dirigente all’emanazione del provvedimento finale è l’ Ing. Giorgio Ottonello;</text:span></text:p>
      <text:p text:style-name="P19"/>
      <text:p text:style-name="P22"><text:span text:style-name="T5">Responsabile del procedimento della Tutela del Paesaggio è: <text:s text:c="2"/>Arch. Rosaura Sancineto.</text:span></text:p>
      <text:p text:style-name="P19"/>
      <text:p text:style-name="P22"><text:span text:style-name="T5">Per ogni chiarimento in merito all’istruttoria della pratica è possibile rivolgersi all’ Arch. Rosaura Sancineto e all’ Arch. Elisa Zerega nei normali orari di ricevimento ( martedì e giovedì dalle ore 8,45 alle ore 12,00), oppure telefonando ai n. 0185/680380, 0185/680359.</text:span></text:p>
      <text:p text:style-name="P19"/>
      <text:p text:style-name="P22"><text:span text:style-name="T5">La pratica è stata rubricata con il numero: #nprat#/#anno#.</text:span></text:p>
      <text:p text:style-name="P19"/>
      <text:p text:style-name="P19"/>
      <text:p text:style-name="P22"><text:span text:style-name="T5">Distinti saluti.</text:span></text:p>
      <text:p text:style-name="P19"/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5"><text:span text:style-name="T5">IL RESPONSABILE </text:span></text:p>
            <text:p text:style-name="P25"><text:span text:style-name="T5">TUTELA DEL PAESAGGIO </text:span></text:p>
            <text:p text:style-name="P8"><text:span text:style-name="T5">Arch. Rosaura Sancineto</text:span></text:p>
          </table:table-cell>
          <table:table-cell table:style-name="Tabella3.A1" office:value-type="string">
            <text:p text:style-name="P20"/>
            <text:p text:style-name="P25"><text:span text:style-name="T5">IL DIRIGENTE </text:span></text:p>
            <text:p text:style-name="P25"><text:span text:style-name="T5">LA</text:span><text:span text:style-name="T7"> </text:span><text:span text:style-name="T5">RIPARTIZIONE VII </text:span></text:p>
            <text:p text:style-name="P25"><text:span text:style-name="T5">GESTIONE DEL TERRITORIO</text:span></text:p>
            <text:p text:style-name="P25"><text:span text:style-name="T5">Ing. Giorgio Ottonello</text:span></text:p>
            <text:p text:style-name="P5"/>
          </table:table-cell>
        </table:table-row>
      </table:table>
      <text:p text:style-name="P7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Body_20_Text_20_2" style:display-name="Body Text 2" style:family="paragraph" style:parent-style-name="Standard" style:default-outline-level="">
      <style:paragraph-properties fo:text-align="center" style:justify-single-word="false"/>
    </style:style>
    <style:style style:name="Body_20_Text_20_3" style:display-name="Body Text 3" style:family="paragraph" style:parent-style-name="Standard" style:default-outline-level="">
      <style:text-properties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126cm" fo:margin-left="-0.245cm" fo:margin-top="0cm" fo:margin-bottom="0cm" table:align="left"/>
    </style:style>
    <style:style style:name="Tabella5.A" style:family="table-column">
      <style:table-column-properties style:column-width="17.126cm"/>
    </style:style>
    <style:style style:name="Tabella5.1" style:family="table-row">
      <style:table-row-properties style:min-row-height="1.501cm"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="none"/>
    </style:style>
    <style:style style:name="Tabella4" style:family="table">
      <style:table-properties style:width="17.126cm" fo:margin-left="0cm" fo:margin-top="0cm" fo:margin-bottom="0cm" table:align="left" style:writing-mode="lr-tb"/>
    </style:style>
    <style:style style:name="Tabella4.A" style:family="table-column">
      <style:table-column-properties style:column-width="2.625cm"/>
    </style:style>
    <style:style style:name="Tabella4.B" style:family="table-column">
      <style:table-column-properties style:column-width="14.499cm"/>
    </style:style>
    <style:style style:name="Tabella4.1" style:family="table-row">
      <style:table-row-properties style:min-row-height="2.469cm"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P6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name="Verdana" fo:font-size="9pt" style:font-size-asian="9pt" style:font-name-complex="Verdana1"/>
    </style:style>
    <style:style style:name="MT5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27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29cm" fo:margin-left="0cm" fo:margin-right="0cm" fo:margin-top="1.628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able:table table:name="Tabella4" table:style-name="Tabella4">
                <table:table-column table:style-name="Tabella4.A"/>
                <table:table-column table:style-name="Tabella4.B"/>
                <table:table-row table:style-name="Tabella4.1">
                  <table:table-cell table:style-name="Tabella4.A1" office:value-type="string">
      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      </table:table-cell>
                  <table:table-cell table:style-name="Tabella4.A1" office:value-type="string">
                    <text:p text:style-name="MP2"><text:span text:style-name="MT1">CITTA’ <text:s/>DI <text:s/>RAPALLO</text:span></text:p>
                    <text:p text:style-name="MP3"><text:span text:style-name="MT2">Piazza delle Nazioni 4 – C.A.P. 16035 – Tel. 0185-6801 <text:s/>- <text:s/>Fax 0185-680238</text:span></text:p>
                    <text:list xml:id="list1133072604" text:style-name="WWNum1">
                      <text:list-item>
                        <text:h text:style-name="MP4" text:outline-level="1"><text:span text:style-name="MT3">RIPARTIZIONE VII – GESTIONE DEL TERRITORIO</text:span></text:h>
                      </text:list-item>
                    </text:list>
                    <text:p text:style-name="MP3"><text:span text:style-name="MT3">P.zza Molfino 10 – III Piano - Tel. 0185-6801 <text:s/>- <text:s/>fax 0185-680385</text:span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Page_20_Number"><text:span text:style-name="MT4">Gestione del Territorio – Sportello Unico per l’Edilizia (SUE)</text:span></text:span></text:p>
        <text:p text:style-name="MP7"><text:span text:style-name="MT4">email: </text:span><text:a xlink:type="simple" xlink:href="mailto:edilizia_privata@comune.rapallo.ge.it" text:style-name="ListLabel_20_1" text:visited-style-name="ListLabel_20_1"><text:span text:style-name="Internet_20_link"><text:span text:style-name="MT4">edilizia_privata@comune.rapallo.ge.it</text:span></text:span></text:a></text:p>
        <text:p text:style-name="MP7"><text:span text:style-name="MT4">pec: </text:span><text:a xlink:type="simple" xlink:href="mailto:protocollo@pec.comune.rapallo.ge.it" text:style-name="ListLabel_20_1" text:visited-style-name="ListLabel_20_1"><text:span text:style-name="Internet_20_link"><text:span text:style-name="MT4">protocollo@pec.comune.rapallo.ge.it</text:span></text:span></text:a></text:p>
        <text:p text:style-name="MP8"><text:span text:style-name="Page_20_Number"/></text:p>
        <text:p text:style-name="MP7"><text:span text:style-name="Page_20_Number"><text:span text:style-name="MT4">pagina </text:span></text:span><text:span text:style-name="Page_20_Number"><text:span text:style-name="MT4"><text:page-number text:select-page="current">2</text:page-number></text:span></text:span><text:span text:style-name="Page_20_Number"><text:span text:style-name="MT4"><text:s/>di </text:span></text:span><text:span text:style-name="Page_20_Number"><text:span text:style-name="MT4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f</dc:title>
    <meta:initial-creator>Ferdinando</meta:initial-creator>
    <dc:creator>Utente Ospite</dc:creator>
    <meta:editing-cycles>15</meta:editing-cycles>
    <meta:print-date>2010-01-13T09:17:00</meta:print-date>
    <meta:creation-date>2017-04-26T08:10:00</meta:creation-date>
    <dc:date>2019-02-19T14:58:00</dc:date>
    <dc:language>it-IT</dc:language>
    <meta:editing-duration>PT21M</meta:editing-duration>
    <meta:generator>LibreOffice/6.0.7.3$Linux_X86_64 LibreOffice_project/00m0$Build-3</meta:generator>
    <meta:document-statistic meta:table-count="5" meta:image-count="1" meta:object-count="0" meta:page-count="2" meta:paragraph-count="54" meta:word-count="466" meta:character-count="3774" meta:non-whitespace-character-count="33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